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945in"/>
    </style:style>
    <style:style style:name="co2" style:family="table-column">
      <style:table-column-properties fo:break-before="auto" style:column-width="1.2189in"/>
    </style:style>
    <style:style style:name="co3" style:family="table-column">
      <style:table-column-properties fo:break-before="auto" style:column-width="1.8173in"/>
    </style:style>
    <style:style style:name="co4" style:family="table-column">
      <style:table-column-properties fo:break-before="auto" style:column-width="4.549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T1" style:family="text">
      <style:text-properties style:font-name-asian="DejaVu Sans" style:font-name-complex="DejaVu Sans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ufijos: </text:p>
          </table:table-cell>
          <table:table-cell office:value-type="string">
            <text:p>tags: </text:p>
          </table:table-cell>
          <table:table-cell office:value-type="string">
            <text:p>spellchecker sureño unificado: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(spelling Cerrón-Palomino, grammar Cusihuaman)</text:p>
          </table:table-cell>
          <table:table-cell/>
        </table:table-row>
        <table:table-row table:style-name="ro1">
          <table:table-cell office:value-type="string">
            <text:p>sufijos independientes:</text:p>
          </table:table-cell>
          <table:table-cell table:number-columns-repeated="3"/>
        </table:table-row>
        <table:table-row table:style-name="ro1">
          <table:table-cell office:value-type="string">
            <text:p>similarity</text:p>
          </table:table-cell>
          <table:table-cell table:style-name="ce1" office:value-type="string">
            <text:p><text:span text:style-name="T1"><text:s/></text:span><text:span text:style-name="T1">+Sim</text:span></text:p>
          </table:table-cell>
          <table:table-cell office:value-type="string">
            <text:p>-hina</text:p>
          </table:table-cell>
          <table:table-cell/>
        </table:table-row>
        <table:table-row table:style-name="ro1">
          <table:table-cell office:value-type="string">
            <text:p>abtemporal</text:p>
          </table:table-cell>
          <table:table-cell table:style-name="ce1" office:value-type="string">
            <text:p>+Abtmp</text:p>
          </table:table-cell>
          <table:table-cell office:value-type="string">
            <text:p>-pacha</text:p>
          </table:table-cell>
          <table:table-cell/>
        </table:table-row>
        <table:table-row table:style-name="ro1">
          <table:table-cell office:value-type="string">
            <text:p>definitive</text:p>
          </table:table-cell>
          <table:table-cell table:style-name="ce1" office:value-type="string">
            <text:p>+Def</text:p>
          </table:table-cell>
          <table:table-cell office:value-type="string">
            <text:p>-puni</text:p>
          </table:table-cell>
          <table:table-cell/>
        </table:table-row>
        <table:table-row table:style-name="ro2">
          <table:table-cell office:value-type="string">
            <text:p>additive</text:p>
          </table:table-cell>
          <table:table-cell office:value-type="string">
            <text:p>+Add</text:p>
          </table:table-cell>
          <table:table-cell office:value-type="string">
            <text:p>-pas ~ -pis</text:p>
          </table:table-cell>
          <table:table-cell/>
        </table:table-row>
        <table:table-row table:style-name="ro1">
          <table:table-cell office:value-type="string">
            <text:p>continuative</text:p>
          </table:table-cell>
          <table:table-cell office:value-type="string">
            <text:p>+Cont</text:p>
          </table:table-cell>
          <table:table-cell office:value-type="string">
            <text:p>-raq</text:p>
          </table:table-cell>
          <table:table-cell/>
        </table:table-row>
        <table:table-row table:style-name="ro1">
          <table:table-cell office:value-type="string">
            <text:p>discontinuative</text:p>
          </table:table-cell>
          <table:table-cell office:value-type="string">
            <text:p>+Disc</text:p>
          </table:table-cell>
          <table:table-cell office:value-type="string">
            <text:p>-ña</text:p>
          </table:table-cell>
          <table:table-cell/>
        </table:table-row>
        <table:table-row table:style-name="ro1">
          <table:table-cell office:value-type="string">
            <text:p>contrastive-interrogative</text:p>
          </table:table-cell>
          <table:table-cell office:value-type="string">
            <text:p>+Con_Intr</text:p>
          </table:table-cell>
          <table:table-cell office:value-type="string">
            <text:p>-taq</text:p>
          </table:table-cell>
          <table:table-cell/>
        </table:table-row>
        <table:table-row table:style-name="ro1">
          <table:table-cell office:value-type="string">
            <text:p>interrogative</text:p>
          </table:table-cell>
          <table:table-cell office:value-type="string">
            <text:p>+Intr</text:p>
          </table:table-cell>
          <table:table-cell office:value-type="string">
            <text:p>-chu</text:p>
          </table:table-cell>
          <table:table-cell/>
        </table:table-row>
        <table:table-row table:style-name="ro2">
          <table:table-cell office:value-type="string">
            <text:p>negation</text:p>
          </table:table-cell>
          <table:table-cell office:value-type="string">
            <text:p>+Neg</text:p>
          </table:table-cell>
          <table:table-cell office:value-type="string">
            <text:p>-chu</text:p>
          </table:table-cell>
          <table:table-cell/>
        </table:table-row>
        <table:table-row table:style-name="ro1">
          <table:table-cell office:value-type="string">
            <text:p>direct evidentiality</text:p>
          </table:table-cell>
          <table:table-cell office:value-type="string">
            <text:p>+DirE</text:p>
          </table:table-cell>
          <table:table-cell office:value-type="string">
            <text:p>-m/-mi</text:p>
          </table:table-cell>
          <table:table-cell/>
        </table:table-row>
        <table:table-row table:style-name="ro1">
          <table:table-cell office:value-type="string">
            <text:p>direct evidentiality emphasis</text:p>
          </table:table-cell>
          <table:table-cell office:value-type="string">
            <text:p>+DirE_Emph</text:p>
          </table:table-cell>
          <table:table-cell office:value-type="string">
            <text:p>-má</text:p>
          </table:table-cell>
          <table:table-cell/>
        </table:table-row>
        <table:table-row table:style-name="ro1">
          <table:table-cell office:value-type="string">
            <text:p>indirect evidentiality</text:p>
          </table:table-cell>
          <table:table-cell office:value-type="string">
            <text:p>+IndE</text:p>
          </table:table-cell>
          <table:table-cell office:value-type="string">
            <text:p>-s/-si</text:p>
          </table:table-cell>
          <table:table-cell/>
        </table:table-row>
        <table:table-row table:style-name="ro1">
          <table:table-cell office:value-type="string">
            <text:p>indirect evidentiality emphasis</text:p>
          </table:table-cell>
          <table:table-cell office:value-type="string">
            <text:p>+indE_Emph</text:p>
          </table:table-cell>
          <table:table-cell office:value-type="string">
            <text:p>-sá</text:p>
          </table:table-cell>
          <table:table-cell/>
        </table:table-row>
        <table:table-row table:style-name="ro1">
          <table:table-cell office:value-type="string">
            <text:p>assumptive</text:p>
          </table:table-cell>
          <table:table-cell office:value-type="string">
            <text:p>+Asmp</text:p>
          </table:table-cell>
          <table:table-cell office:value-type="string">
            <text:p>-cha/-ch</text:p>
          </table:table-cell>
          <table:table-cell/>
        </table:table-row>
        <table:table-row table:style-name="ro1">
          <table:table-cell office:value-type="string">
            <text:p>assumptive emphasis</text:p>
          </table:table-cell>
          <table:table-cell office:value-type="string">
            <text:p>+Asmp_Emph</text:p>
          </table:table-cell>
          <table:table-cell office:value-type="string">
            <text:p>-chá</text:p>
          </table:table-cell>
          <table:table-cell/>
        </table:table-row>
        <table:table-row table:style-name="ro2">
          <table:table-cell office:value-type="string">
            <text:p>topic</text:p>
          </table:table-cell>
          <table:table-cell office:value-type="string">
            <text:p>+Top</text:p>
          </table:table-cell>
          <table:table-cell office:value-type="string">
            <text:p>-qa</text:p>
          </table:table-cell>
          <table:table-cell/>
        </table:table-row>
        <table:table-row table:style-name="ro1">
          <table:table-cell office:value-type="string">
            <text:p>topic in questions</text:p>
          </table:table-cell>
          <table:table-cell office:value-type="string">
            <text:p>+QTop</text:p>
          </table:table-cell>
          <table:table-cell office:value-type="string">
            <text:p>-ri</text:p>
          </table:table-cell>
          <table:table-cell/>
        </table:table-row>
        <table:table-row table:style-name="ro1">
          <table:table-cell office:value-type="string">
            <text:p>dubitative</text:p>
          </table:table-cell>
          <table:table-cell office:value-type="string">
            <text:p>+Dub</text:p>
          </table:table-cell>
          <table:table-cell office:value-type="string">
            <text:p>-suna/-sina</text:p>
          </table:table-cell>
          <table:table-cell/>
        </table:table-row>
        <table:table-row table:style-name="ro2">
          <table:table-cell office:value-type="string">
            <text:p>'resignation'</text:p>
          </table:table-cell>
          <table:table-cell office:value-type="string">
            <text:p>+Res</text:p>
          </table:table-cell>
          <table:table-cell office:value-type="string">
            <text:p>-iki/-riki</text:p>
          </table:table-cell>
          <table:table-cell/>
        </table:table-row>
        <table:table-row table:style-name="ro1">
          <table:table-cell office:value-type="string">
            <text:p>emphasis</text:p>
          </table:table-cell>
          <table:table-cell office:value-type="string">
            <text:p>+Emph</text:p>
          </table:table-cell>
          <table:table-cell office:value-type="string">
            <text:p>-ya/-yá/-wá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nominal suffixes:</text:p>
          </table:table-cell>
          <table:table-cell table:number-columns-repeated="3"/>
        </table:table-row>
        <table:table-row table:style-name="ro1">
          <table:table-cell office:value-type="string">
            <text:p>augmentatives</text:p>
          </table:table-cell>
          <table:table-cell office:value-type="string">
            <text:p>+Aug</text:p>
          </table:table-cell>
          <table:table-cell office:value-type="string">
            <text:p>-su/-chika(n)/-karay/-kankaray/-chaq/-chachaq</text:p>
          </table:table-cell>
          <table:table-cell/>
        </table:table-row>
        <table:table-row table:style-name="ro2">
          <table:table-cell office:value-type="string">
            <text:p>diminutives</text:p>
          </table:table-cell>
          <table:table-cell office:value-type="string">
            <text:p>+Dim</text:p>
          </table:table-cell>
          <table:table-cell office:value-type="string">
            <text:p>-cha</text:p>
          </table:table-cell>
          <table:table-cell/>
        </table:table-row>
        <table:table-row table:style-name="ro1">
          <table:table-cell office:value-type="string">
            <text:p>'kind,manner,similarity'</text:p>
          </table:table-cell>
          <table:table-cell office:value-type="string">
            <text:p>+Sim</text:p>
          </table:table-cell>
          <table:table-cell office:value-type="string">
            <text:p>-niray/-niraq/-rikuq</text:p>
          </table:table-cell>
          <table:table-cell/>
        </table:table-row>
        <table:table-row table:style-name="ro2">
          <table:table-cell office:value-type="string">
            <text:p>characterization</text:p>
          </table:table-cell>
          <table:table-cell office:value-type="string">
            <text:p>+Char</text:p>
          </table:table-cell>
          <table:table-cell office:value-type="string">
            <text:p>-ti/-li/-liku/-yli/-lu</text:p>
          </table:table-cell>
          <table:table-cell/>
        </table:table-row>
        <table:table-row table:style-name="ro2">
          <table:table-cell office:value-type="string">
            <text:p>positional</text:p>
          </table:table-cell>
          <table:table-cell office:value-type="string">
            <text:p>+Posi</text:p>
          </table:table-cell>
          <table:table-cell office:value-type="string">
            <text:p>-mpa</text:p>
          </table:table-cell>
          <table:table-cell/>
        </table:table-row>
        <table:table-row table:style-name="ro2">
          <table:table-cell office:value-type="string">
            <text:p>possessor</text:p>
          </table:table-cell>
          <table:table-cell office:value-type="string">
            <text:p>+Poss</text:p>
          </table:table-cell>
          <table:table-cell office:value-type="string">
            <text:p>-yuq</text:p>
          </table:table-cell>
          <table:table-cell/>
        </table:table-row>
        <table:table-row table:style-name="ro1">
          <table:table-cell office:value-type="string">
            <text:p>multi-possessor</text:p>
          </table:table-cell>
          <table:table-cell office:value-type="string">
            <text:p>+MPoss</text:p>
          </table:table-cell>
          <table:table-cell office:value-type="string">
            <text:p>-sapa</text:p>
          </table:table-cell>
          <table:table-cell/>
        </table:table-row>
        <table:table-row table:style-name="ro1">
          <table:table-cell office:value-type="string">
            <text:p>privative</text:p>
          </table:table-cell>
          <table:table-cell office:value-type="string">
            <text:p>+Priv</text:p>
          </table:table-cell>
          <table:table-cell office:value-type="string">
            <text:p>-nnaq</text:p>
          </table:table-cell>
          <table:table-cell/>
        </table:table-row>
        <table:table-row table:style-name="ro2">
          <table:table-cell office:value-type="string">
            <text:p>possessives:</text:p>
          </table:table-cell>
          <table:table-cell/>
          <table:table-cell office:value-type="string">
            <text:p>-y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-yki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-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-nchik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-yku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-ykichik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-nku</text:p>
          </table:table-cell>
          <table:table-cell/>
        </table:table-row>
        <table:table-row table:style-name="ro2">
          <table:table-cell office:value-type="string">
            <text:p>plural</text:p>
          </table:table-cell>
          <table:table-cell office:value-type="string">
            <text:p>+Pl</text:p>
          </table:table-cell>
          <table:table-cell office:value-type="string">
            <text:p>-kuna</text:p>
          </table:table-cell>
          <table:table-cell/>
        </table:table-row>
        <table:table-row table:style-name="ro2">
          <table:table-cell office:value-type="string">
            <text:p>case:</text:p>
          </table:table-cell>
          <table:table-cell table:number-columns-repeated="3"/>
        </table:table-row>
        <table:table-row table:style-name="ro1">
          <table:table-cell office:value-type="string">
            <text:p>inclusive</text:p>
          </table:table-cell>
          <table:table-cell office:value-type="string">
            <text:p>+Iclsv</text:p>
          </table:table-cell>
          <table:table-cell office:value-type="string">
            <text:p>-ntin</text:p>
          </table:table-cell>
          <table:table-cell/>
        </table:table-row>
        <table:table-row table:style-name="ro1">
          <table:table-cell office:value-type="string">
            <text:p>intersociative</text:p>
          </table:table-cell>
          <table:table-cell office:value-type="string">
            <text:p>+Intsoc</text:p>
          </table:table-cell>
          <table:table-cell office:value-type="string">
            <text:p>-pura</text:p>
          </table:table-cell>
          <table:table-cell/>
        </table:table-row>
        <table:table-row table:style-name="ro2">
          <table:table-cell office:value-type="string">
            <text:p>distributive</text:p>
          </table:table-cell>
          <table:table-cell office:value-type="string">
            <text:p>+Distr</text:p>
          </table:table-cell>
          <table:table-cell office:value-type="string">
            <text:p>-nka</text:p>
          </table:table-cell>
          <table:table-cell/>
        </table:table-row>
        <table:table-row table:style-name="ro1">
          <table:table-cell office:value-type="string">
            <text:p>terminative/distributive</text:p>
          </table:table-cell>
          <table:table-cell office:value-type="string">
            <text:p>+Term/+Distr</text:p>
          </table:table-cell>
          <table:table-cell office:value-type="string">
            <text:p>-kama</text:p>
          </table:table-cell>
          <table:table-cell/>
        </table:table-row>
        <table:table-row table:style-name="ro1">
          <table:table-cell office:value-type="string">
            <text:p>approximative</text:p>
          </table:table-cell>
          <table:table-cell office:value-type="string">
            <text:p>+Aprx</text:p>
          </table:table-cell>
          <table:table-cell office:value-type="string">
            <text:p>-niq</text:p>
          </table:table-cell>
          <table:table-cell/>
        </table:table-row>
        <table:table-row table:style-name="ro1">
          <table:table-cell office:value-type="string">
            <text:p>accusative</text:p>
          </table:table-cell>
          <table:table-cell office:value-type="string">
            <text:p>+Acc</text:p>
          </table:table-cell>
          <table:table-cell office:value-type="string">
            <text:p>-ta</text:p>
          </table:table-cell>
          <table:table-cell/>
        </table:table-row>
        <table:table-row table:style-name="ro2">
          <table:table-cell office:value-type="string">
            <text:p>genitive</text:p>
          </table:table-cell>
          <table:table-cell office:value-type="string">
            <text:p>+Gen</text:p>
          </table:table-cell>
          <table:table-cell office:value-type="string">
            <text:p>-pa/-p</text:p>
          </table:table-cell>
          <table:table-cell/>
        </table:table-row>
        <table:table-row table:style-name="ro1">
          <table:table-cell office:value-type="string">
            <text:p>ablative</text:p>
          </table:table-cell>
          <table:table-cell office:value-type="string">
            <text:p>+Abl</text:p>
          </table:table-cell>
          <table:table-cell office:value-type="string">
            <text:p>-manta</text:p>
          </table:table-cell>
          <table:table-cell/>
        </table:table-row>
        <table:table-row table:style-name="ro1">
          <table:table-cell office:value-type="string">
            <text:p>benefactive</text:p>
          </table:table-cell>
          <table:table-cell office:value-type="string">
            <text:p>+Ben</text:p>
          </table:table-cell>
          <table:table-cell office:value-type="string">
            <text:p>-paq</text:p>
          </table:table-cell>
          <table:table-cell/>
        </table:table-row>
        <table:table-row table:style-name="ro2">
          <table:table-cell office:value-type="string">
            <text:p>locative</text:p>
          </table:table-cell>
          <table:table-cell office:value-type="string">
            <text:p>+Loc</text:p>
          </table:table-cell>
          <table:table-cell office:value-type="string">
            <text:p>-pi</text:p>
          </table:table-cell>
          <table:table-cell/>
        </table:table-row>
        <table:table-row table:style-name="ro1">
          <table:table-cell office:value-type="string">
            <text:p>cause</text:p>
          </table:table-cell>
          <table:table-cell office:value-type="string">
            <text:p>+Kaus</text:p>
          </table:table-cell>
          <table:table-cell office:value-type="string">
            <text:p>-rayku</text:p>
          </table:table-cell>
          <table:table-cell/>
        </table:table-row>
        <table:table-row table:style-name="ro2">
          <table:table-cell office:value-type="string">
            <text:p>connective-instrumental</text:p>
          </table:table-cell>
          <table:table-cell office:value-type="string">
            <text:p>+Con_Instr</text:p>
          </table:table-cell>
          <table:table-cell office:value-type="string">
            <text:p>-wan</text:p>
          </table:table-cell>
          <table:table-cell/>
        </table:table-row>
        <table:table-row table:style-name="ro1">
          <table:table-cell office:value-type="string">
            <text:p>sociative</text:p>
          </table:table-cell>
          <table:table-cell office:value-type="string">
            <text:p>+Soc</text:p>
          </table:table-cell>
          <table:table-cell office:value-type="string">
            <text:p>-puwa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verbal suffixes:</text:p>
          </table:table-cell>
          <table:table-cell table:number-columns-repeated="3"/>
        </table:table-row>
        <table:table-row table:style-name="ro2">
          <table:table-cell office:value-type="string">
            <text:p>derivation:</text:p>
          </table:table-cell>
          <table:table-cell table:number-columns-repeated="3"/>
        </table:table-row>
        <table:table-row table:style-name="ro1">
          <table:table-cell office:value-type="string">
            <text:p>rememorative</text:p>
          </table:table-cell>
          <table:table-cell office:value-type="string">
            <text:p>+Rem </text:p>
          </table:table-cell>
          <table:table-cell office:value-type="string">
            <text:p><text:s/>-ymana</text:p>
          </table:table-cell>
          <table:table-cell/>
        </table:table-row>
        <table:table-row table:style-name="ro1">
          <table:table-cell office:value-type="string">
            <text:p>desesperative</text:p>
          </table:table-cell>
          <table:table-cell office:value-type="string">
            <text:p>+Desesp</text:p>
          </table:table-cell>
          <table:table-cell office:value-type="string">
            <text:p><text:s/>-pasa</text:p>
          </table:table-cell>
          <table:table-cell/>
        </table:table-row>
        <table:table-row table:style-name="ro1">
          <table:table-cell office:value-type="string">
            <text:p>intentional</text:p>
          </table:table-cell>
          <table:table-cell office:value-type="string">
            <text:p>+Int</text:p>
          </table:table-cell>
          <table:table-cell office:value-type="string">
            <text:p><text:s/>-ypari~rpari</text:p>
          </table:table-cell>
          <table:table-cell/>
        </table:table-row>
        <table:table-row table:style-name="ro1">
          <table:table-cell office:value-type="string">
            <text:p>Stative +multiple participants</text:p>
          </table:table-cell>
          <table:table-cell office:value-type="string">
            <text:p>+Stat_Multi</text:p>
          </table:table-cell>
          <table:table-cell office:value-type="string">
            <text:p><text:s/>-yqari</text:p>
          </table:table-cell>
          <table:table-cell/>
        </table:table-row>
        <table:table-row table:style-name="ro1">
          <table:table-cell office:value-type="string">
            <text:p>multiple participants</text:p>
          </table:table-cell>
          <table:table-cell office:value-type="string">
            <text:p>+Multi" </text:p>
          </table:table-cell>
          <table:table-cell office:value-type="string">
            <text:p><text:s/>-rqari</text:p>
          </table:table-cell>
          <table:table-cell/>
        </table:table-row>
        <table:table-row table:style-name="ro1">
          <table:table-cell office:value-type="string">
            <text:p>simulative</text:p>
          </table:table-cell>
          <table:table-cell office:value-type="string">
            <text:p>+Sml</text:p>
          </table:table-cell>
          <table:table-cell office:value-type="string">
            <text:p><text:s/>-tiya</text:p>
          </table:table-cell>
          <table:table-cell/>
        </table:table-row>
        <table:table-row table:style-name="ro1">
          <table:table-cell office:value-type="string">
            <text:p>interruptive</text:p>
          </table:table-cell>
          <table:table-cell office:value-type="string">
            <text:p>+Intrup</text:p>
          </table:table-cell>
          <table:table-cell office:value-type="string">
            <text:p><text:s/>-ykacha/-kacha</text:p>
          </table:table-cell>
          <table:table-cell/>
        </table:table-row>
        <table:table-row table:style-name="ro1">
          <table:table-cell office:value-type="string">
            <text:p>continuative</text:p>
          </table:table-cell>
          <table:table-cell office:value-type="string">
            <text:p>+Cont </text:p>
          </table:table-cell>
          <table:table-cell office:value-type="string">
            <text:p><text:s/>-nya ~ -miya</text:p>
          </table:table-cell>
          <table:table-cell/>
        </table:table-row>
        <table:table-row table:style-name="ro1">
          <table:table-cell office:value-type="string">
            <text:p>perdurative</text:p>
          </table:table-cell>
          <table:table-cell office:value-type="string">
            <text:p>+Perdur</text:p>
          </table:table-cell>
          <table:table-cell office:value-type="string">
            <text:p><text:s/>-raya ~ -laya ~ -nraya</text:p>
          </table:table-cell>
          <table:table-cell/>
        </table:table-row>
        <table:table-row table:style-name="ro1">
          <table:table-cell office:value-type="string">
            <text:p>affective</text:p>
          </table:table-cell>
          <table:table-cell office:value-type="string">
            <text:p>+Aff </text:p>
          </table:table-cell>
          <table:table-cell office:value-type="string">
            <text:p><text:s/>-yku/-yu</text:p>
          </table:table-cell>
          <table:table-cell office:value-type="string">
            <text:p>-&gt; yka/ya if preceeding -mu,-pu,-chi,-ysi, -ri and -na (reciprocal), may be shortened to -y if preceeding -wa</text:p>
          </table:table-cell>
        </table:table-row>
        <table:table-row table:style-name="ro1">
          <table:table-cell office:value-type="string">
            <text:p>'repentino'</text:p>
          </table:table-cell>
          <table:table-cell office:value-type="string">
            <text:p>+Rptn</text:p>
          </table:table-cell>
          <table:table-cell office:value-type="string">
            <text:p><text:s/>-rqu/-ru</text:p>
          </table:table-cell>
          <table:table-cell office:value-type="string">
            <text:p>-&gt; rqa/ra if preceeding -mu, -pu, -ysi, -chi, -ri, sometimes also -ku</text:p>
          </table:table-cell>
        </table:table-row>
        <table:table-row table:style-name="ro1">
          <table:table-cell office:value-type="string">
            <text:p>assistive</text:p>
          </table:table-cell>
          <table:table-cell office:value-type="string">
            <text:p>+Ass <text:s/></text:p>
          </table:table-cell>
          <table:table-cell office:value-type="string">
            <text:p><text:s/>-ysi</text:p>
          </table:table-cell>
          <table:table-cell/>
        </table:table-row>
        <table:table-row table:style-name="ro1">
          <table:table-cell office:value-type="string">
            <text:p>desiderative</text:p>
          </table:table-cell>
          <table:table-cell office:value-type="string">
            <text:p>+Des</text:p>
          </table:table-cell>
          <table:table-cell office:value-type="string">
            <text:p><text:s/>-naya</text:p>
          </table:table-cell>
          <table:table-cell/>
        </table:table-row>
        <table:table-row table:style-name="ro1">
          <table:table-cell office:value-type="string">
            <text:p>directional 'up' (occurs 'Cuentos del</text:p>
          </table:table-cell>
          <table:table-cell office:value-type="string">
            <text:p>+Dir</text:p>
          </table:table-cell>
          <table:table-cell office:value-type="string">
            <text:p><text:s/>-rku</text:p>
          </table:table-cell>
          <table:table-cell/>
        </table:table-row>
        <table:table-row table:style-name="ro1">
          <table:table-cell office:value-type="string">
            <text:p>del Alto Urubamba')</text:p>
          </table:table-cell>
          <table:table-cell table:number-columns-repeated="3"/>
        </table:table-row>
        <table:table-row table:style-name="ro1">
          <table:table-cell office:value-type="string">
            <text:p>verbal diminutive</text:p>
          </table:table-cell>
          <table:table-cell office:value-type="string">
            <text:p>+Vdim </text:p>
          </table:table-cell>
          <table:table-cell office:value-type="string">
            <text:p><text:s/>-cha</text:p>
          </table:table-cell>
          <table:table-cell/>
        </table:table-row>
        <table:table-row table:style-name="ro2">
          <table:table-cell office:value-type="string">
            <text:p>repetitive</text:p>
          </table:table-cell>
          <table:table-cell office:value-type="string">
            <text:p>+Rep </text:p>
          </table:table-cell>
          <table:table-cell office:value-type="string">
            <text:p><text:s/>-pa</text:p>
          </table:table-cell>
          <table:table-cell/>
        </table:table-row>
        <table:table-row table:style-name="ro1">
          <table:table-cell office:value-type="string">
            <text:p>Multi-repetitive</text:p>
          </table:table-cell>
          <table:table-cell office:value-type="string">
            <text:p>+MRep</text:p>
          </table:table-cell>
          <table:table-cell office:value-type="string">
            <text:p><text:s/>-paya</text:p>
          </table:table-cell>
          <table:table-cell/>
        </table:table-row>
        <table:table-row table:style-name="ro1">
          <table:table-cell office:value-type="string">
            <text:p>reciprocal</text:p>
          </table:table-cell>
          <table:table-cell office:value-type="string">
            <text:p>+Rzpr </text:p>
          </table:table-cell>
          <table:table-cell office:value-type="string">
            <text:p><text:s/>-na</text:p>
          </table:table-cell>
          <table:table-cell/>
        </table:table-row>
        <table:table-row table:style-name="ro1">
          <table:table-cell office:value-type="string">
            <text:p>causative</text:p>
          </table:table-cell>
          <table:table-cell office:value-type="string">
            <text:p>+Caus</text:p>
          </table:table-cell>
          <table:table-cell office:value-type="string">
            <text:p><text:s/>-chi</text:p>
          </table:table-cell>
          <table:table-cell/>
        </table:table-row>
        <table:table-row table:style-name="ro1">
          <table:table-cell office:value-type="string">
            <text:p>inchoative</text:p>
          </table:table-cell>
          <table:table-cell office:value-type="string">
            <text:p>+Inch</text:p>
          </table:table-cell>
          <table:table-cell office:value-type="string">
            <text:p><text:s/>-ri</text:p>
          </table:table-cell>
          <table:table-cell/>
        </table:table-row>
        <table:table-row table:style-name="ro1">
          <table:table-cell office:value-type="string">
            <text:p>autotransformative</text:p>
          </table:table-cell>
          <table:table-cell office:value-type="string">
            <text:p>+Autotrs</text:p>
          </table:table-cell>
          <table:table-cell office:value-type="string">
            <text:p><text:s/>-lli</text:p>
          </table:table-cell>
          <table:table-cell/>
        </table:table-row>
        <table:table-row table:style-name="ro1">
          <table:table-cell office:value-type="string">
            <text:p>reflexive-intensifier</text:p>
          </table:table-cell>
          <table:table-cell office:value-type="string">
            <text:p>+Rflx_Int</text:p>
          </table:table-cell>
          <table:table-cell office:value-type="string">
            <text:p>-ku</text:p>
          </table:table-cell>
          <table:table-cell office:value-type="string">
            <text:p>-&gt; ka if preceeding -mu, -chi, -pu, -na <text:span text:style-name="T2">(</text:span>reciprocal<text:span text:style-name="T2">)</text:span></text:p>
          </table:table-cell>
        </table:table-row>
        <table:table-row table:style-name="ro1">
          <table:table-cell office:value-type="string">
            <text:p>Cislocative-translocative</text:p>
          </table:table-cell>
          <table:table-cell office:value-type="string">
            <text:p>+Cis_Trs</text:p>
          </table:table-cell>
          <table:table-cell office:value-type="string">
            <text:p>-mu</text:p>
          </table:table-cell>
          <table:table-cell office:value-type="string">
            <text:p>-&gt; -m if preceeding -pu</text:p>
          </table:table-cell>
        </table:table-row>
        <table:table-row table:style-name="ro1">
          <table:table-cell office:value-type="string">
            <text:p>interpersonal</text:p>
          </table:table-cell>
          <table:table-cell office:value-type="string">
            <text:p>+Iprs</text:p>
          </table:table-cell>
          <table:table-cell office:value-type="string">
            <text:p>-pu</text:p>
          </table:table-cell>
          <table:table-cell office:value-type="string">
            <text:p>-&gt; -pa if preceeding -ku, -mu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aspect:</text:p>
          </table:table-cell>
          <table:table-cell table:number-columns-repeated="3"/>
        </table:table-row>
        <table:table-row table:style-name="ro1">
          <table:table-cell office:value-type="string">
            <text:p>progressive</text:p>
          </table:table-cell>
          <table:table-cell office:value-type="string">
            <text:p>+Prog</text:p>
          </table:table-cell>
          <table:table-cell office:value-type="string">
            <text:p>-chka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bject:</text:p>
          </table:table-cell>
          <table:table-cell table:number-columns-repeated="3"/>
        </table:table-row>
        <table:table-row table:style-name="ro2">
          <table:table-cell office:value-type="string">
            <text:p>1. person</text:p>
          </table:table-cell>
          <table:table-cell office:value-type="string">
            <text:p>+1.Obj</text:p>
          </table:table-cell>
          <table:table-cell office:value-type="string">
            <text:p>-wa</text:p>
          </table:table-cell>
          <table:table-cell/>
        </table:table-row>
        <table:table-row table:style-name="ro2">
          <table:table-cell office:value-type="string">
            <text:p>2. person</text:p>
          </table:table-cell>
          <table:table-cell office:value-type="string">
            <text:p>+2.Obj</text:p>
          </table:table-cell>
          <table:table-cell office:value-type="string">
            <text:p>-su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ense:</text:p>
          </table:table-cell>
          <table:table-cell table:number-columns-repeated="3"/>
        </table:table-row>
        <table:table-row table:style-name="ro1">
          <table:table-cell office:value-type="string">
            <text:p>neutral past</text:p>
          </table:table-cell>
          <table:table-cell office:value-type="string">
            <text:p>+NPst</text:p>
          </table:table-cell>
          <table:table-cell office:value-type="string">
            <text:p>-rqa ~ -ra</text:p>
          </table:table-cell>
          <table:table-cell/>
        </table:table-row>
        <table:table-row table:style-name="ro1">
          <table:table-cell office:value-type="string">
            <text:p>indirect past</text:p>
          </table:table-cell>
          <table:table-cell office:value-type="string">
            <text:p>+IndE</text:p>
          </table:table-cell>
          <table:table-cell office:value-type="string">
            <text:p>-sqa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person:</text:p>
          </table:table-cell>
          <table:table-cell table:number-columns-repeated="3"/>
        </table:table-row>
        <table:table-row table:style-name="ro1">
          <table:table-cell office:value-type="string">
            <text:p>non-past:</text:p>
          </table:table-cell>
          <table:table-cell/>
          <table:table-cell office:value-type="string">
            <text:p>-ni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-nki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-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-nchik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-yku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-nkichik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-nku</text:p>
          </table:table-cell>
          <table:table-cell/>
        </table:table-row>
        <table:table-row table:style-name="ro2">
          <table:table-cell office:value-type="string">
            <text:p>apart from here, only non-compositional forms:</text:p>
          </table:table-cell>
          <table:table-cell table:number-columns-repeated="3"/>
        </table:table-row>
        <table:table-row table:style-name="ro1">
          <table:table-cell office:value-type="string">
            <text:p>3.Pl.habitual past</text:p>
          </table:table-cell>
          <table:table-cell/>
          <table:table-cell office:value-type="string">
            <text:p>-qku</text:p>
          </table:table-cell>
          <table:table-cell/>
        </table:table-row>
        <table:table-row table:style-name="ro1">
          <table:table-cell office:value-type="string">
            <text:p>3.Pl.neutral past</text:p>
          </table:table-cell>
          <table:table-cell/>
          <table:table-cell office:value-type="string">
            <text:p>-rqaku</text:p>
          </table:table-cell>
          <table:table-cell/>
        </table:table-row>
        <table:table-row table:style-name="ro1">
          <table:table-cell office:value-type="string">
            <text:p>3.Pl.indirect past</text:p>
          </table:table-cell>
          <table:table-cell/>
          <table:table-cell office:value-type="string">
            <text:p>-sqaku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potential:</text:p>
          </table:table-cell>
          <table:table-cell table:number-columns-repeated="3"/>
        </table:table-row>
        <table:table-row table:style-name="ro1">
          <table:table-cell office:value-type="string">
            <text:p>1. Sg</text:p>
          </table:table-cell>
          <table:table-cell/>
          <table:table-cell office:value-type="string">
            <text:p>-yman</text:p>
          </table:table-cell>
          <table:table-cell/>
        </table:table-row>
        <table:table-row table:style-name="ro1">
          <table:table-cell office:value-type="string">
            <text:p>2.Sg</text:p>
          </table:table-cell>
          <table:table-cell/>
          <table:table-cell office:value-type="string">
            <text:p>-waq</text:p>
          </table:table-cell>
          <table:table-cell/>
        </table:table-row>
        <table:table-row table:style-name="ro1">
          <table:table-cell office:value-type="string">
            <text:p>1.Pl.incl</text:p>
          </table:table-cell>
          <table:table-cell/>
          <table:table-cell office:value-type="string">
            <text:p>-chwan ~ -chwanchik <text:span text:style-name="T2">(</text:span>~ -waqninchik<text:span text:style-name="T2">)</text:span></text:p>
          </table:table-cell>
          <table:table-cell/>
        </table:table-row>
        <table:table-row table:style-name="ro2">
          <table:table-cell office:value-type="string">
            <text:p>2.Pl</text:p>
          </table:table-cell>
          <table:table-cell/>
          <table:table-cell office:value-type="string">
            <text:p>-waqchik</text:p>
          </table:table-cell>
          <table:table-cell/>
        </table:table-row>
        <table:table-row table:style-name="ro2">
          <table:table-cell office:value-type="string">
            <text:p>3.Pl </text:p>
          </table:table-cell>
          <table:table-cell/>
          <table:table-cell office:value-type="string">
            <text:p>-nmanku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future:</text:p>
          </table:table-cell>
          <table:table-cell table:number-columns-repeated="3"/>
        </table:table-row>
        <table:table-row table:style-name="ro1">
          <table:table-cell office:value-type="string">
            <text:p>1. Sg</text:p>
          </table:table-cell>
          <table:table-cell/>
          <table:table-cell office:value-type="string">
            <text:p>-saq</text:p>
          </table:table-cell>
          <table:table-cell/>
        </table:table-row>
        <table:table-row table:style-name="ro1">
          <table:table-cell office:value-type="string">
            <text:p>3.Sg</text:p>
          </table:table-cell>
          <table:table-cell/>
          <table:table-cell office:value-type="string">
            <text:p>-nqa</text:p>
          </table:table-cell>
          <table:table-cell/>
        </table:table-row>
        <table:table-row table:style-name="ro1">
          <table:table-cell office:value-type="string">
            <text:p>1.Pl.incl</text:p>
          </table:table-cell>
          <table:table-cell/>
          <table:table-cell office:value-type="string">
            <text:p>-sun ~ -sunchik</text:p>
          </table:table-cell>
          <table:table-cell/>
        </table:table-row>
        <table:table-row table:style-name="ro1">
          <table:table-cell office:value-type="string">
            <text:p>1.Pl.Excl</text:p>
          </table:table-cell>
          <table:table-cell/>
          <table:table-cell office:value-type="string">
            <text:p>-saqku</text:p>
          </table:table-cell>
          <table:table-cell/>
        </table:table-row>
        <table:table-row table:style-name="ro2">
          <table:table-cell office:value-type="string">
            <text:p>3.Pl </text:p>
          </table:table-cell>
          <table:table-cell/>
          <table:table-cell office:value-type="string">
            <text:p>-nqaku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imperative:</text:p>
          </table:table-cell>
          <table:table-cell table:number-columns-repeated="3"/>
        </table:table-row>
        <table:table-row table:style-name="ro1">
          <table:table-cell office:value-type="string">
            <text:p>2. Sg</text:p>
          </table:table-cell>
          <table:table-cell/>
          <table:table-cell office:value-type="string">
            <text:p>-y</text:p>
          </table:table-cell>
          <table:table-cell/>
        </table:table-row>
        <table:table-row table:style-name="ro2">
          <table:table-cell office:value-type="string">
            <text:p>2.Pl</text:p>
          </table:table-cell>
          <table:table-cell/>
          <table:table-cell office:value-type="string">
            <text:p>-ychik</text:p>
          </table:table-cell>
          <table:table-cell/>
        </table:table-row>
        <table:table-row table:style-name="ro1">
          <table:table-cell office:value-type="string">
            <text:p>3.Sg</text:p>
          </table:table-cell>
          <table:table-cell/>
          <table:table-cell office:value-type="string">
            <text:p>-chun</text:p>
          </table:table-cell>
          <table:table-cell/>
        </table:table-row>
        <table:table-row table:style-name="ro2">
          <table:table-cell office:value-type="string">
            <text:p>3.Pl </text:p>
          </table:table-cell>
          <table:table-cell/>
          <table:table-cell office:value-type="string">
            <text:p>-chunku</text:p>
          </table:table-cell>
          <table:table-cell/>
        </table:table-row>
        <table:table-row table:style-name="ro1">
          <table:table-cell office:value-type="string">
            <text:p>1.Pl.Incl</text:p>
          </table:table-cell>
          <table:table-cell/>
          <table:table-cell office:value-type="string">
            <text:p>-su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ransitive forms:</text:p>
          </table:table-cell>
          <table:table-cell table:number-columns-repeated="3"/>
        </table:table-row>
        <table:table-row table:style-name="ro1">
          <table:table-cell office:value-type="string">
            <text:p><text:s text:c="2"/>+3.Subj_1.Pl.Incl.Obj <text:s text:c="2"/></text:p>
          </table:table-cell>
          <table:table-cell office:value-type="string">
            <text:p>-wa</text:p>
          </table:table-cell>
          <table:table-cell office:value-type="string">
            <text:p><text:s/>-nchik</text:p>
          </table:table-cell>
          <table:table-cell/>
        </table:table-row>
        <table:table-row table:style-name="ro1">
          <table:table-cell office:value-type="string">
            <text:p><text:s text:c="2"/>+2.Sg.Subj_1.Pl.Excl.Obj <text:s text:c="2"/></text:p>
          </table:table-cell>
          <table:table-cell office:value-type="string">
            <text:p>-wa</text:p>
          </table:table-cell>
          <table:table-cell office:value-type="string">
            <text:p><text:s/>-nkiku</text:p>
          </table:table-cell>
          <table:table-cell/>
        </table:table-row>
        <table:table-row table:style-name="ro1">
          <table:table-cell office:value-type="string">
            <text:p><text:s text:c="2"/>+3.Subj_1.Pl.Excl.Obj <text:s text:c="2"/></text:p>
          </table:table-cell>
          <table:table-cell office:value-type="string">
            <text:p>-wa </text:p>
          </table:table-cell>
          <table:table-cell office:value-type="string">
            <text:p><text:s/>-nku</text:p>
          </table:table-cell>
          <table:table-cell/>
        </table:table-row>
        <table:table-row table:style-name="ro2">
          <table:table-cell office:value-type="string">
            <text:p><text:s text:c="2"/>+3.Subj_1.Pl.Incl.Obj.Fut <text:s text:c="2"/></text:p>
          </table:table-cell>
          <table:table-cell office:value-type="string">
            <text:p>-wa <text:s/></text:p>
          </table:table-cell>
          <table:table-cell office:value-type="string">
            <text:p><text:s/>-sun</text:p>
          </table:table-cell>
          <table:table-cell/>
        </table:table-row>
        <table:table-row table:style-name="ro1">
          <table:table-cell office:value-type="string">
            <text:p><text:s text:c="2"/>+3.Subj_1.Pl.Incl.Obj.Fut <text:s text:c="2"/></text:p>
          </table:table-cell>
          <table:table-cell office:value-type="string">
            <text:p>-wa</text:p>
          </table:table-cell>
          <table:table-cell office:value-type="string">
            <text:p><text:s/>-sunchik</text:p>
          </table:table-cell>
          <table:table-cell/>
        </table:table-row>
        <table:table-row table:style-name="ro1">
          <table:table-cell office:value-type="string">
            <text:p><text:s text:c="2"/>+3.Subj_1.Pl.Excl.Obj.Fut <text:s text:c="2"/></text:p>
          </table:table-cell>
          <table:table-cell office:value-type="string">
            <text:p>-wa</text:p>
          </table:table-cell>
          <table:table-cell office:value-type="string">
            <text:p><text:s/>-nqaku</text:p>
          </table:table-cell>
          <table:table-cell/>
        </table:table-row>
        <table:table-row table:style-name="ro2">
          <table:table-cell office:value-type="string">
            <text:p><text:s text:c="3"/>+2.Sg.Subj_1.Pl.Obj.Imp <text:s text:c="2"/></text:p>
          </table:table-cell>
          <table:table-cell office:value-type="string">
            <text:p><text:s text:c="2"/></text:p>
          </table:table-cell>
          <table:table-cell office:value-type="string">
            <text:p><text:s/>-yku</text:p>
          </table:table-cell>
          <table:table-cell/>
        </table:table-row>
        <table:table-row table:style-name="ro2">
          <table:table-cell office:value-type="string">
            <text:p><text:s/>+1.Sg.Subj_2.Sg.Obj <text:s text:c="2"/></text:p>
          </table:table-cell>
          <table:table-cell office:value-type="string">
            <text:p><text:s text:c="2"/></text:p>
          </table:table-cell>
          <table:table-cell office:value-type="string">
            <text:p><text:s/>-yki</text:p>
          </table:table-cell>
          <table:table-cell/>
        </table:table-row>
        <table:table-row table:style-name="ro2">
          <table:table-cell office:value-type="string">
            <text:p><text:s/>+1.Sg.Subj_2.Pl.Obj <text:s text:c="2"/></text:p>
          </table:table-cell>
          <table:table-cell office:value-type="string">
            <text:p><text:s text:c="2"/></text:p>
          </table:table-cell>
          <table:table-cell office:value-type="string">
            <text:p><text:s/>-ykichik</text:p>
          </table:table-cell>
          <table:table-cell/>
        </table:table-row>
        <table:table-row table:style-name="ro2">
          <table:table-cell office:value-type="string">
            <text:p><text:s/>+1.Pl.Excl.Subj_2.Sg.Obj <text:s text:c="2"/></text:p>
          </table:table-cell>
          <table:table-cell office:value-type="string">
            <text:p><text:s text:c="2"/></text:p>
          </table:table-cell>
          <table:table-cell office:value-type="string">
            <text:p><text:s/>-ykiku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<text:s text:c="2"/>+3.Subj_2.Sg.Obj <text:s text:c="2"/></text:p>
          </table:table-cell>
          <table:table-cell office:value-type="string">
            <text:p>-su</text:p>
          </table:table-cell>
          <table:table-cell office:value-type="string">
            <text:p><text:s/>-nki</text:p>
          </table:table-cell>
          <table:table-cell/>
        </table:table-row>
        <table:table-row table:style-name="ro1">
          <table:table-cell office:value-type="string">
            <text:p><text:s text:c="2"/>+3.Pl.Subj_2.Sg.Obj <text:s text:c="2"/></text:p>
          </table:table-cell>
          <table:table-cell office:value-type="string">
            <text:p>-su</text:p>
          </table:table-cell>
          <table:table-cell office:value-type="string">
            <text:p><text:s/>-nkiku</text:p>
          </table:table-cell>
          <table:table-cell/>
        </table:table-row>
        <table:table-row table:style-name="ro1">
          <table:table-cell office:value-type="string">
            <text:p><text:s text:c="2"/>+3.Subj_2.Pl.Obj <text:s text:c="2"/></text:p>
          </table:table-cell>
          <table:table-cell office:value-type="string">
            <text:p>-su</text:p>
          </table:table-cell>
          <table:table-cell office:value-type="string">
            <text:p><text:s/>-nkichik</text:p>
          </table:table-cell>
          <table:table-cell/>
        </table:table-row>
        <table:table-row table:style-name="ro1">
          <table:table-cell office:value-type="string">
            <text:p><text:s/>+1.Sg.Subj_2.Sg.Obj.Fut <text:s text:c="2"/></text:p>
          </table:table-cell>
          <table:table-cell office:value-type="string">
            <text:p><text:s text:c="2"/></text:p>
          </table:table-cell>
          <table:table-cell office:value-type="string">
            <text:p><text:s/>-sqayki ~ -sayki</text:p>
          </table:table-cell>
          <table:table-cell/>
        </table:table-row>
        <table:table-row table:style-name="ro1">
          <table:table-cell office:value-type="string">
            <text:p><text:s/>+1.Sg.Subj_2.Pl.Obj.Fut <text:s text:c="2"/></text:p>
          </table:table-cell>
          <table:table-cell office:value-type="string">
            <text:p><text:s text:c="2"/></text:p>
          </table:table-cell>
          <table:table-cell office:value-type="string">
            <text:p><text:s/>-sqaykichik ~saykichik</text:p>
          </table:table-cell>
          <table:table-cell/>
        </table:table-row>
        <table:table-row table:style-name="ro1">
          <table:table-cell office:value-type="string">
            <text:p><text:s/>+1.Pl.Excl.Subj_2.Sg.Obj.Fut <text:s text:c="2"/></text:p>
          </table:table-cell>
          <table:table-cell office:value-type="string">
            <text:p><text:s text:c="2"/></text:p>
          </table:table-cell>
          <table:table-cell office:value-type="string">
            <text:p><text:s/>-sqaykiku ~ -saykiku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mode:</text:p>
          </table:table-cell>
          <table:table-cell table:number-columns-repeated="3"/>
        </table:table-row>
        <table:table-row table:style-name="ro2">
          <table:table-cell office:value-type="string">
            <text:p>potential</text:p>
          </table:table-cell>
          <table:table-cell office:value-type="string">
            <text:p>+Pot</text:p>
          </table:table-cell>
          <table:table-cell office:value-type="string">
            <text:p>-ma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verbalizing:</text:p>
          </table:table-cell>
          <table:table-cell table:number-columns-repeated="3"/>
        </table:table-row>
        <table:table-row table:style-name="ro1">
          <table:table-cell office:value-type="string">
            <text:p>autotransformative</text:p>
          </table:table-cell>
          <table:table-cell office:value-type="string">
            <text:p>+Autotrs</text:p>
          </table:table-cell>
          <table:table-cell office:value-type="string">
            <text:p>-lli</text:p>
          </table:table-cell>
          <table:table-cell/>
        </table:table-row>
        <table:table-row table:style-name="ro1">
          <table:table-cell office:value-type="string">
            <text:p>desiderative</text:p>
          </table:table-cell>
          <table:table-cell office:value-type="string">
            <text:p>+Des</text:p>
          </table:table-cell>
          <table:table-cell office:value-type="string">
            <text:p>-naya</text:p>
          </table:table-cell>
          <table:table-cell/>
        </table:table-row>
        <table:table-row table:style-name="ro1">
          <table:table-cell office:value-type="string">
            <text:p>reubicative</text:p>
          </table:table-cell>
          <table:table-cell office:value-type="string">
            <text:p>+Reub</text:p>
          </table:table-cell>
          <table:table-cell office:value-type="string">
            <text:p>-na</text:p>
          </table:table-cell>
          <table:table-cell/>
        </table:table-row>
        <table:table-row table:style-name="ro1">
          <table:table-cell office:value-type="string">
            <text:p>factitive</text:p>
          </table:table-cell>
          <table:table-cell office:value-type="string">
            <text:p>+Fact</text:p>
          </table:table-cell>
          <table:table-cell office:value-type="string">
            <text:p>-cha</text:p>
          </table:table-cell>
          <table:table-cell/>
        </table:table-row>
        <table:table-row table:style-name="ro1">
          <table:table-cell office:value-type="string">
            <text:p>characterization</text:p>
          </table:table-cell>
          <table:table-cell office:value-type="string">
            <text:p>+Char</text:p>
          </table:table-cell>
          <table:table-cell office:value-type="string">
            <text:p>-raya</text:p>
          </table:table-cell>
          <table:table-cell/>
        </table:table-row>
        <table:table-row table:style-name="ro1">
          <table:table-cell office:value-type="string">
            <text:p>transformative</text:p>
          </table:table-cell>
          <table:table-cell office:value-type="string">
            <text:p>+Trs</text:p>
          </table:table-cell>
          <table:table-cell office:value-type="string">
            <text:p>-ya</text:p>
          </table:table-cell>
          <table:table-cell/>
        </table:table-row>
        <table:table-row table:style-name="ro1">
          <table:table-cell office:value-type="string">
            <text:p>simulative</text:p>
          </table:table-cell>
          <table:table-cell office:value-type="string">
            <text:p>+Sim</text:p>
          </table:table-cell>
          <table:table-cell office:value-type="string">
            <text:p>-ykacha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nominalizing:</text:p>
          </table:table-cell>
          <table:table-cell table:number-columns-repeated="3"/>
        </table:table-row>
        <table:table-row table:style-name="ro2">
          <table:table-cell office:value-type="string">
            <text:p>infinitive</text:p>
          </table:table-cell>
          <table:table-cell office:value-type="string">
            <text:p>+Inf</text:p>
          </table:table-cell>
          <table:table-cell office:value-type="string">
            <text:p>-y</text:p>
          </table:table-cell>
          <table:table-cell/>
        </table:table-row>
        <table:table-row table:style-name="ro2">
          <table:table-cell office:value-type="string">
            <text:p>perfect</text:p>
          </table:table-cell>
          <table:table-cell office:value-type="string">
            <text:p>+Perf</text:p>
          </table:table-cell>
          <table:table-cell office:value-type="string">
            <text:p>-sqa</text:p>
          </table:table-cell>
          <table:table-cell/>
        </table:table-row>
        <table:table-row table:style-name="ro1">
          <table:table-cell office:value-type="string">
            <text:p>obligative</text:p>
          </table:table-cell>
          <table:table-cell office:value-type="string">
            <text:p>+Obl</text:p>
          </table:table-cell>
          <table:table-cell office:value-type="string">
            <text:p>-na</text:p>
          </table:table-cell>
          <table:table-cell/>
        </table:table-row>
        <table:table-row table:style-name="ro1">
          <table:table-cell office:value-type="string">
            <text:p>agentive</text:p>
          </table:table-cell>
          <table:table-cell office:value-type="string">
            <text:p>+Ag</text:p>
          </table:table-cell>
          <table:table-cell office:value-type="string">
            <text:p>-q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converbs:</text:p>
          </table:table-cell>
          <table:table-cell table:number-columns-repeated="3"/>
        </table:table-row>
        <table:table-row table:style-name="ro2">
          <table:table-cell office:value-type="string">
            <text:p>same subject</text:p>
          </table:table-cell>
          <table:table-cell office:value-type="string">
            <text:p>+SS</text:p>
          </table:table-cell>
          <table:table-cell office:value-type="string">
            <text:p>-spa</text:p>
          </table:table-cell>
          <table:table-cell/>
        </table:table-row>
        <table:table-row table:style-name="ro2">
          <table:table-cell office:value-type="string">
            <text:p>different subject</text:p>
          </table:table-cell>
          <table:table-cell office:value-type="string">
            <text:p>+DS</text:p>
          </table:table-cell>
          <table:table-cell office:value-type="string">
            <text:p>-pti</text:p>
          </table:table-cell>
          <table:table-cell/>
        </table:table-row>
        <table:table-row table:style-name="ro1">
          <table:table-cell office:value-type="string">
            <text:p>same subject simultaneous</text:p>
          </table:table-cell>
          <table:table-cell office:value-type="string">
            <text:p>+SS_Sim</text:p>
          </table:table-cell>
          <table:table-cell office:value-type="string">
            <text:p>-stin</text:p>
          </table:table-cell>
          <table:table-cell/>
        </table:table-row>
        <table:table-row table:style-name="ro2" table:number-rows-repeated="104838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2T22:16:33</meta:creation-date>
    <dc:date>2013-09-02T23:38:06</dc:date>
    <meta:editing-duration>PT1H16M20S</meta:editing-duration>
    <meta:editing-cycles>39</meta:editing-cycles>
    <meta:generator>LibreOffice/3.5$Linux_X86_64 LibreOffice_project/350m1$Build-2</meta:generator>
    <meta:document-statistic meta:table-count="3" meta:cell-count="386" meta:object-count="0"/>
  </office:meta>
</office:document-meta>
</file>